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812a" officeooo:paragraph-rsid="000381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nd.com</text:p>
      <text:p text:style-name="Standard"/>
      <text:p text:style-name="Standard">re_7RyGCArY_BR8Ssj3uSbvXF7gKJ3J5MFb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01:49:00.408408985</meta:creation-date>
    <dc:date>2025-11-03T01:49:25.059670740</dc:date>
    <meta:editing-duration>PT25S</meta:editing-duration>
    <meta:editing-cycles>1</meta:editing-cycles>
    <meta:generator>LibreOffice/24.2.5.2$MacOSX_X86_64 LibreOffice_project/bffef4ea93e59bebbeaf7f431bb02b1a39ee8a59</meta:generator>
    <meta:document-statistic meta:table-count="0" meta:image-count="0" meta:object-count="0" meta:page-count="1" meta:paragraph-count="2" meta:word-count="2" meta:character-count="46" meta:non-whitespace-character-count="46"/>
  </office:meta>
</office:document-meta>
</file>